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.F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2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28-12-13">
            <text:p text:style-name="P1">28-12-13</text:p>
          </table:table-cell>
          <table:table-cell table:style-name="Tabell1.A1" office:value-type="string">
            <text:p text:style-name="P1">03-01-14</text:p>
          </table:table-cell>
          <table:table-cell table:style-name="Tabell1.A1" office:value-type="string">
            <text:p text:style-name="P1">04-01-14</text:p>
          </table:table-cell>
          <table:table-cell table:style-name="Tabell1.A1" office:value-type="string">
            <text:p text:style-name="P1">05-01-14</text:p>
          </table:table-cell>
          <table:table-cell table:style-name="Tabell1.F1" office:value-type="string">
            <text:p text:style-name="P1">06-01-14</text:p>
          </table:table-cell>
        </table:table-row>
        <table:table-row>
          <table:table-cell table:style-name="Tabell1.A2" office:value-type="string">
            <text:p text:style-name="P1">Laddningsbild för ajax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Uppdelning i olika fil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Fönsterpositionering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Statusfält i 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Hämta RSS med ajax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Uppdatering av RSS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RSS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Gör Memory-spelet till ett objekt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F9" office:value-type="string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Skapa Memory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F9" office:value-type="string">
            <text:p text:style-name="Table_20_Contents">0</text:p>
          </table:table-cell>
        </table:table-row>
      </table:table>
      <text:p text:style-name="Text_20_body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Burndown Chart</text:h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21">
            <text:p text:style-name="Table_20_Contents">21</text:p>
          </table:table-cell>
          <table:table-cell table:style-name="Tabell2.B1" office:value-type="float" office:value="19">
            <text:p text:style-name="Table_20_Contents">19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A1" office:value-type="string">
            <text:p text:style-name="Table_20_Contents">6</text:p>
          </table:table-cell>
          <table:table-cell table:style-name="Tabell2.F1" office:value-type="string">
            <text:p text:style-name="Table_20_Contents">0</text:p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21">
            <text:p text:style-name="Table_20_Contents">21</text:p>
          </table:table-cell>
          <table:table-cell table:style-name="Tabell2.B2" office:value-type="float" office:value="17">
            <text:p text:style-name="Table_20_Contents">17</text:p>
          </table:table-cell>
          <table:table-cell table:style-name="Tabell2.B2" office:value-type="float" office:value="13">
            <text:p text:style-name="Table_20_Contents">13</text:p>
          </table:table-cell>
          <table:table-cell table:style-name="Tabell2.B2" office:value-type="float" office:value="9">
            <text:p text:style-name="Table_20_Contents">9</text:p>
          </table:table-cell>
          <table:table-cell table:style-name="Tabell2.F2" office:value-type="float" office:value="5">
            <text:p text:style-name="Table_20_Contents">5</text:p>
          </table:table-cell>
        </table:table-row>
      </table:table>
      <text:p text:style-name="Text_20_body"/>
      <text:p text:style-name="Text_20_body"><draw:frame draw:style-name="fr1" draw:name="Objekt1" text:anchor-type="paragraph" svg:x="0.395cm" svg:y="0.977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12T21:04:35.05</dc:date>
    <dc:creator>Henrik Gabrielsson</dc:creator>
    <meta:editing-duration>PT51M52S</meta:editing-duration>
    <meta:editing-cycles>10</meta:editing-cycles>
    <meta:generator>OpenOffice/4.0.1$Win32 OpenOffice.org_project/401m5$Build-9714</meta:generator>
    <meta:document-statistic meta:table-count="2" meta:image-count="0" meta:object-count="1" meta:page-count="2" meta:paragraph-count="74" meta:word-count="94" meta:character-count="3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543cm" svg:y="3.925cm" style:legend-expansion="high" chart:style-name="ch2"/>
        <chart:plot-area chart:style-name="ch3" chart:data-source-has-labels="both" svg:x="0.769cm" svg:y="0.851cm" svg:width="12.136cm" svg:height="7.549cm">
          <chartooo:coordinate-region svg:x="1.391cm" svg:y="1.063cm" svg:width="11.514cm" svg:height="6.66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attat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41636">
                <text:p>4164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